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gMix 1M" svg:font-family="'MigMix 1M'" style:font-family-generic="modern" style:font-pitch="fixed"/>
    <style:font-face style:name="MigMix 1M1" svg:font-family="'MigMix 1M'" style:font-adornments="標準" style:font-family-generic="modern" style:font-pitch="fixed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ＭＳ ゴシック" svg:font-family="'ＭＳ ゴシック'" style:font-family-generic="modern" style:font-pitch="fixed"/>
  </office:font-face-decls>
  <office:automatic-styles>
    <style:style style:name="P1" style:family="paragraph" style:parent-style-name="Preformatted_20_Text">
      <style:text-properties style:font-name="MigMix 1M" style:font-name-asian="MigMix 1M"/>
    </style:style>
    <style:style style:name="P2" style:family="paragraph" style:parent-style-name="Preformatted_20_Text">
      <style:text-properties style:font-name="MigMix 1M" officeooo:paragraph-rsid="000b7830" style:font-name-asian="MigMix 1M"/>
    </style:style>
    <style:style style:name="T1" style:family="text">
      <style:text-properties style:font-name="Liberation Sans" fo:font-size="18pt" fo:font-weight="bold" style:font-name-asian="Noto Sans JP" style:font-size-asian="18pt" style:font-weight-asian="bold" style:font-name-complex="Arial1" style:font-size-complex="18pt" style:font-weight-complex="bold"/>
    </style:style>
    <style:style style:name="T2" style:family="text">
      <style:text-properties fo:font-size="10pt" officeooo:rsid="000b7830" style:font-size-asian="8pt" style:font-name-complex="Liberation Mono" style:font-size-complex="10pt"/>
    </style:style>
    <style:style style:name="T3" style:family="text">
      <style:text-properties fo:font-size="10pt" style:font-size-asian="10pt" style:font-name-complex="Liberation Mono" style:font-size-complex="10pt"/>
    </style:style>
    <style:style style:name="T4" style:family="text">
      <style:text-properties fo:font-size="10pt" officeooo:rsid="000b7830" style:font-size-asian="10pt" style:font-name-complex="Liberation Mono" style:font-size-complex="10pt"/>
    </style:style>
    <style:style style:name="T5" style:family="text">
      <style:text-properties fo:font-size="10pt" officeooo:rsid="000e9bb6" style:font-size-asian="10pt" style:font-name-complex="Liberation Mono" style:font-size-complex="10pt"/>
    </style:style>
    <style:style style:name="T6" style:family="text">
      <style:text-properties fo:font-size="10pt" officeooo:rsid="000f1e1a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ディレクトリ構成</text:p>
      <text:h text:style-name="Heading_20_1" text:outline-level="1"><text:span text:style-name="T1">全体構成</text:span></text:h>
      <text:p text:style-name="P1">プロジェクト<text:span text:style-name="T3">ホーム/</text:span></text:p>
      <text:p text:style-name="P1"><text:span text:style-name="T3"><text:s text:c="3"/></text:span><text:span text:style-name="T4">in/</text:span></text:p>
      <text:p text:style-name="P1"><text:span text:style-name="T4"><text:s text:c="6"/>home/</text:span></text:p>
      <text:p text:style-name="P1"><text:span text:style-name="T4"><text:s text:c="9"/>index.html <text:s text:c="8"/>ホームページ</text:span></text:p>
      <text:p text:style-name="P1"><text:span text:style-name="T4"><text:s text:c="9"/>all.css <text:s text:c="11"/>共通CSS</text:span></text:p>
      <text:p text:style-name="P1"><text:span text:style-name="T4"><text:s text:c="6"/>04/ <text:s text:c="19"/>令和04年度</text:span></text:p>
      <text:p text:style-name="P1"><text:span text:style-name="T4"><text:s text:c="9"/>i/ <text:s text:c="17"/>医科</text:span></text:p>
      <text:p text:style-name="P1"><text:span text:style-name="T4"><text:s text:c="12"/>pdf/ <text:s text:c="12"/>PDF</text:span></text:p>
      <text:p text:style-name="P1"><text:span text:style-name="T4"><text:s text:c="15"/>k/ <text:s text:c="11"/>告示PDF</text:span></text:p>
      <text:p text:style-name="P1"><text:span text:style-name="T4"><text:s text:c="15"/>t/ <text:s text:c="11"/>通知PDF</text:span></text:p>
      <text:p text:style-name="P1"><text:span text:style-name="T4"><text:s text:c="15"/>y/ <text:s text:c="11"/>様式PDF</text:span></text:p>
      <text:p text:style-name="P1"><text:span text:style-name="T4"><text:s text:c="12"/>txt/ <text:s text:c="12"/>テキスト</text:span></text:p>
      <text:p text:style-name="P1"><text:span text:style-name="T4"><text:s text:c="15"/>k.txt <text:s text:c="8"/>PDFから変換された告示テキスト</text:span></text:p>
      <text:p text:style-name="P1"><text:span text:style-name="T4"><text:s text:c="15"/>ke.txt <text:s text:c="7"/>編集された告示テキスト</text:span></text:p>
      <text:p text:style-name="P2"><text:span text:style-name="T4"><text:s text:c="15"/>t.txt <text:s text:c="8"/>PDFから変換された通知テキスト</text:span></text:p>
      <text:p text:style-name="P2"><text:span text:style-name="T4"><text:s text:c="15"/>te.txt <text:s text:c="7"/>編集された通知テキスト</text:span></text:p>
      <text:p text:style-name="P2"><text:span text:style-name="T4"><text:s text:c="12"/>img/ <text:s text:c="7"/>　 <text:s text:c="2"/>HTMLから参照するイメージ(様式は含めない)</text:span></text:p>
      <text:p text:style-name="P2"><text:span text:style-name="T4"><text:s text:c="15"/>a.png </text:span></text:p>
      <text:p text:style-name="P2"><text:s text:c="3"/><text:span text:style-name="T3">out/</text:span></text:p>
      <text:p text:style-name="P2"><text:span text:style-name="T3"><text:s text:c="6"/></text:span><text:span text:style-name="T5">index.html <text:s text:c="12"/>ホームページ(inからのコピー)</text:span></text:p>
      <text:p text:style-name="P2"><text:span text:style-name="T5"><text:s text:c="6"/>all.css <text:s text:c="15"/>共通CSS(inからのコピー)</text:span></text:p>
      <text:p text:style-name="P2"><text:span text:style-name="T5"><text:s text:c="6"/>04/ <text:s text:c="19"/>令和04年度</text:span></text:p>
      <text:p text:style-name="P2"><text:span text:style-name="T5"><text:s text:c="9"/>i/ <text:s text:c="17"/>医科</text:span></text:p>
      <text:p text:style-name="P2"><text:span text:style-name="T5"><text:s text:c="12"/>index.html <text:s text:c="6"/>医科ホームページ</text:span></text:p>
      <text:p text:style-name="P2"><text:span text:style-name="T5"><text:s text:c="12"/></text:span><text:span text:style-name="T6">yoshiki.html <text:s text:c="4"/>医科様式一覧</text:span></text:p>
      <text:p text:style-name="P2"><text:span text:style-name="T5"><text:s text:c="12"/></text:span><text:span text:style-name="T6">y</text:span><text:span text:style-name="T5">/ <text:s text:c="14"/>医科様式</text:span></text:p>
      <text:p text:style-name="P2"><text:span text:style-name="T5"><text:s text:c="15"/>x.pdf</text:span></text:p>
      <text:p text:style-name="P2"><text:span text:style-name="T5"><text:s text:c="12"/>img/</text:span></text:p>
      <text:p text:style-name="P2"><text:span text:style-name="T5"><text:s text:c="15"/>a.png <text:s text:c="8"/>HTMLから参照するイメージ(inからのコピー)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gMix 1M" svg:font-family="'MigMix 1M'" style:font-family-generic="modern" style:font-pitch="fixed"/>
    <style:font-face style:name="MigMix 1M1" svg:font-family="'MigMix 1M'" style:font-adornments="標準" style:font-family-generic="modern" style:font-pitch="fixed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MigMix 1M1" fo:font-family="'MigMix 1M'" style:font-style-name="標準" style:font-family-generic="modern" style:font-pitch="fixed" fo:font-size="10pt" style:font-name-asian="ＭＳ ゴシック" style:font-family-asian="'ＭＳ 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9T11:07:40.938000000</meta:creation-date>
    <dc:date>2023-06-09T12:46:35.833000000</dc:date>
    <meta:editing-duration>PT5M53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31" meta:word-count="218" meta:character-count="937" meta:non-whitespace-character-count="360"/>
  </office:meta>
</office:document-meta>
</file>